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3" table:number-rows-spanned="1">
            <text:p>目標</text:p>
          </table:table-cell>
          <table:covered-table-cell table:number-columns-repeated="2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table:style-name="ce1" office:value-type="string" calcext:value-type="string" table:number-columns-spanned="3" table:number-rows-spanned="2">
            <text:p>最低限の機能を詰め込んだ。会員だけでなく管理人にも使いやすい機能にする。</text:p>
          </table:table-cell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2.85cm" svg:y="2.112cm" draw:caption-point-x="-0.61cm" draw:caption-point-y="1.51cm">
              <dc:date>2022-05-17T00:00:00</dc:date>
              <text:p text:style-name="P1">HTMLとレイアウト図作成</text:p>
              <text:p text:style-name="P1"/>
            </office:annotation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ホームURL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4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6:36:43.6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7T17:26:46.635000000</dc:date>
    <meta:editing-duration>PT38M19S</meta:editing-duration>
    <meta:editing-cycles>6</meta:editing-cycles>
    <meta:generator>LibreOffice/7.2.5.2$Windows_X86_64 LibreOffice_project/499f9727c189e6ef3471021d6132d4c694f357e5</meta:generator>
    <meta:document-statistic meta:table-count="1" meta:cell-count="71" meta:object-count="0"/>
  </office:meta>
</office:document-meta>
</file>